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5.283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4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7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fo:color="#800000" fo:font-size="12pt" style:font-size-asian="12pt" style:font-size-complex="12pt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/>
      <style:text-properties fo:color="#008000" fo:font-size="12pt" style:font-size-asian="12pt" style:font-size-complex="12pt"/>
    </style:style>
    <style:style style:name="ce16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color="#ff3333" fo:font-size="12pt" style:font-size-asian="12pt" style:font-size-complex="12pt"/>
    </style:style>
    <style:style style:name="ce17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color="#ff0000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5" table:default-cell-style-name="ce5"/>
        <table:table-column table:style-name="co4" table:number-columns-repeated="2" table:default-cell-style-name="ce5"/>
        <table:table-column table:style-name="co6" table:default-cell-style-name="ce5"/>
        <table:table-column table:style-name="co4" table:number-columns-repeated="1018" table:default-cell-style-name="ce5"/>
        <table:table-row table:style-name="ro2">
          <table:table-cell table:style-name="ce1" office:value-type="string">
            <text:p>Name: SP Desai</text:p>
          </table:table-cell>
          <table:table-cell table:style-name="ce6" office:value-type="string">
            <text:p>ID:MT2012038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7" office:value-type="string">
            <text:p>Activity Name</text:p>
          </table:table-cell>
          <table:table-cell table:style-name="ce14" office:value-type="string">
            <text:p>Hours Spend</text:p>
          </table:table-cell>
          <table:table-cell/>
          <table:table-cell table:style-name="ce15" office:value-type="string">
            <text:p>UC.Design</text:p>
          </table:table-cell>
          <table:table-cell table:style-name="ce16" office:value-type="string">
            <text:p>UC1.Design+UC2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8" office:value-type="string">
            <text:p>UC4.design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style-name="ce15" office:value-type="string">
            <text:p>UC5</text:p>
          </table:table-cell>
          <table:table-cell table:style-name="ce17" office:value-type="string">
            <text:p>Give Feedback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5" office:value-type="string">
            <text:p>UC6</text:p>
          </table:table-cell>
          <table:table-cell table:style-name="ce17" office:value-type="string">
            <text:p>purchase History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8" office:value-type="string">
            <text:p>UC5.design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15" office:value-type="string">
            <text:p>UC7</text:p>
          </table:table-cell>
          <table:table-cell table:style-name="ce17" office:value-type="string">
            <text:p>Order Tracking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8" office:value-type="string">
            <text:p>Meeting.KVD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15" office:value-type="string">
            <text:p>UC8</text:p>
          </table:table-cell>
          <table:table-cell table:style-name="ce17" office:value-type="string">
            <text:p>ViewMyDetails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5"/>
          <table:table-cell table:style-name="ce16"/>
          <table:table-cell table:number-columns-repeated="1018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8" office:value-type="string">
            <text:p>UC5.design</text:p>
          </table:table-cell>
          <table:table-cell table:style-name="ce8" office:value-type="float" office:value="3.5">
            <text:p>3.5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8" office:value-type="string">
            <text:p>Meeting.TA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9" office:value-type="string">
            <text:p>Nothing</text:p>
          </table:table-cell>
          <table:table-cell table:style-name="ce8" office:value-type="string">
            <text:p><text:s/>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8" office:value-type="string">
            <text:p>UC4.design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3">
          <table:table-cell table:style-name="ce3"/>
          <table:table-cell table:style-name="ce8" table:number-columns-repeated="3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8" office:value-type="string">
            <text:p>Mini Project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8" office:value-type="string">
            <text:p>Mini Project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8" office:value-type="string">
            <text:p>Mini Project</text:p>
          </table:table-cell>
          <table:table-cell table:style-name="ce8" office:value-type="float" office:value="3.5">
            <text:p>3.5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10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8" office:value-type="string">
            <text:p>Meeting.KVD</text:p>
          </table:table-cell>
          <table:table-cell table:style-name="ce8" office:value-type="float" office:value="2.5">
            <text:p>2.5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8" office:value-type="string">
            <text:p>Mini Project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8" office:value-type="string">
            <text:p>Meeting.KVD</text:p>
          </table:table-cell>
          <table:table-cell table:style-name="ce8" office:value-type="float" office:value="1.5">
            <text:p>1.5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8" office:value-type="string">
            <text:p>Others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8" office:value-type="string">
            <text:p>Meeting.TA</text:p>
          </table:table-cell>
          <table:table-cell table:style-name="ce8" office:value-type="float" office:value="1.2">
            <text:p>1.2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8" office:value-type="string">
            <text:p>Others</text:p>
          </table:table-cell>
          <table:table-cell table:style-name="ce8" office:value-type="float" office:value="1.5">
            <text:p>1.5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8" office:value-type="string">
            <text:p>Meeting.group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8" office:value-type="string">
            <text:p>Meeting.group</text:p>
          </table:table-cell>
          <table:table-cell table:style-name="ce8" office:value-type="float" office:value="0.5">
            <text:p>0.5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8" office:value-type="string">
            <text:p>UC.design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8" office:value-type="string">
            <text:p>UC.design</text:p>
          </table:table-cell>
          <table:table-cell table:style-name="ce8" office:value-type="float" office:value="5.5">
            <text:p>5.5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8" office:value-type="string">
            <text:p>UC.design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8" office:value-type="string">
            <text:p>Mini Projec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8" office:value-type="string">
            <text:p>UC1.Coding</text:p>
          </table:table-cell>
          <table:table-cell table:style-name="ce8" office:value-type="float" office:value="4.5">
            <text:p>4.5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8" office:value-type="string">
            <text:p>UC.designDOC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8" office:value-type="string">
            <text:p>Others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8" office:value-type="string">
            <text:p>Others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9" office:value-type="string">
            <text:p>Nothing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8" office:value-type="string">
            <text:p>UC1.Coding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8" office:value-type="string">
            <text:p>UC1.Coding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style-name="ce11" office:value-type="string">
            <text:p>UC1.Coding</text:p>
          </table:table-cell>
          <table:table-cell table:style-name="ce11" office:value-type="float" office:value="3.5">
            <text:p>3.5</text:p>
          </table:table-cell>
          <table:table-cell table:style-name="ce11" table:number-columns-repeated="2"/>
          <table:table-cell table:number-columns-repeated="1019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style-name="ce11" office:value-type="string">
            <text:p>uc.coding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number-columns-repeated="1019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style-name="ce12" office:value-type="string">
            <text:p>Nothing</text:p>
          </table:table-cell>
          <table:table-cell table:style-name="ce11" table:number-columns-repeated="3"/>
          <table:table-cell table:number-columns-repeated="1019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style-name="ce12" office:value-type="string">
            <text:p>Nothing</text:p>
          </table:table-cell>
          <table:table-cell table:style-name="ce11" table:number-columns-repeated="3"/>
          <table:table-cell table:number-columns-repeated="1019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style-name="ce11" office:value-type="string">
            <text:p>UC.testing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number-columns-repeated="1019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style-name="ce11" office:value-type="string">
            <text:p>UC5.coding</text:p>
          </table:table-cell>
          <table:table-cell table:style-name="ce11" office:value-type="float" office:value="7">
            <text:p>7</text:p>
          </table:table-cell>
          <table:table-cell table:style-name="ce11" table:number-columns-repeated="2"/>
          <table:table-cell table:number-columns-repeated="1019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style-name="ce11" office:value-type="string">
            <text:p>UC5.coding</text:p>
          </table:table-cell>
          <table:table-cell table:style-name="ce11" office:value-type="float" office:value="6.5">
            <text:p>6.5</text:p>
          </table:table-cell>
          <table:table-cell table:style-name="ce11" table:number-columns-repeated="2"/>
          <table:table-cell table:number-columns-repeated="1019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style-name="ce11" office:value-type="string">
            <text:p>UC6.coding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2"/>
          <table:table-cell table:number-columns-repeated="1019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style-name="ce11" office:value-type="string">
            <text:p>UC7.coding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number-columns-repeated="1019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style-name="ce11" office:value-type="string">
            <text:p>Nothing</text:p>
          </table:table-cell>
          <table:table-cell table:style-name="ce11" table:number-columns-repeated="3"/>
          <table:table-cell table:number-columns-repeated="1019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style-name="ce11" office:value-type="string">
            <text:p>UC7.coding</text:p>
          </table:table-cell>
          <table:table-cell table:style-name="ce11" office:value-type="float" office:value="7">
            <text:p>7</text:p>
          </table:table-cell>
          <table:table-cell table:style-name="ce11" table:number-columns-repeated="2"/>
          <table:table-cell table:number-columns-repeated="1019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style-name="ce11" office:value-type="string">
            <text:p>UC7.integration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2"/>
          <table:table-cell table:number-columns-repeated="1019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style-name="ce11" office:value-type="string">
            <text:p>Integartion</text:p>
          </table:table-cell>
          <table:table-cell table:style-name="ce11" office:value-type="float" office:value="8">
            <text:p>8</text:p>
          </table:table-cell>
          <table:table-cell table:style-name="ce11" table:number-columns-repeated="2"/>
          <table:table-cell table:number-columns-repeated="1019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style-name="ce11" office:value-type="string">
            <text:p>Meeting.TA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number-columns-repeated="1019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style-name="ce11" office:value-type="string">
            <text:p>UC.Integration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2"/>
          <table:table-cell table:number-columns-repeated="1019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style-name="ce11" office:value-type="string">
            <text:p>UC8.coding</text:p>
          </table:table-cell>
          <table:table-cell table:style-name="ce11" office:value-type="float" office:value="7.5">
            <text:p>7.5</text:p>
          </table:table-cell>
          <table:table-cell table:style-name="ce11" table:number-columns-repeated="2"/>
          <table:table-cell table:number-columns-repeated="1019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style-name="ce13" office:value-type="string">
            <text:p><text:s text:c="32"/>uc.Testing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2"/>
          <table:table-cell table:number-columns-repeated="1019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style-name="ce11" office:value-type="string">
            <text:p>UC.Review</text:p>
          </table:table-cell>
          <table:table-cell table:style-name="ce11" office:value-type="float" office:value="5.5">
            <text:p>5.5</text:p>
          </table:table-cell>
          <table:table-cell table:style-name="ce11" table:number-columns-repeated="2"/>
          <table:table-cell table:number-columns-repeated="1019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style-name="ce11" office:value-type="string">
            <text:p>UC.testing</text:p>
          </table:table-cell>
          <table:table-cell table:style-name="ce11" office:value-type="float" office:value="7">
            <text:p>7</text:p>
          </table:table-cell>
          <table:table-cell table:style-name="ce11" table:number-columns-repeated="2"/>
          <table:table-cell table:number-columns-repeated="1019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style-name="ce8" table:number-columns-repeated="2"/>
          <table:table-cell table:style-name="ce11" table:number-columns-repeated="2"/>
          <table:table-cell table:number-columns-repeated="1019"/>
        </table:table-row>
        <table:table-row table:style-name="ro3">
          <table:table-cell table:style-name="ce4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4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4-19T22:32:26</dc:date>
    <dc:creator>Pratibind jha</dc:creator>
    <meta:editing-duration>PT11M44S</meta:editing-duration>
    <meta:editing-cycles>8</meta:editing-cycles>
    <meta:generator>LibreOffice/3.5$Linux_x86 LibreOffice_project/350m1$Build-2</meta:generator>
    <meta:document-statistic meta:table-count="3" meta:cell-count="284" meta:object-count="0"/>
  </office:meta>
</office:document-meta>
</file>